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5:53:37.684092609</meta:creation-date>
    <meta:generator>LibreOffice/7.4.7.2$Linux_X86_64 LibreOffice_project/40$Build-2</meta:generator>
    <dc:date>2024-09-19T16:12:49.388508653</dc:date>
    <meta:editing-duration>PT19M1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